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ressLabel.getLin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Label.setLine3( String line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Label.setLine1( String line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Label.setLine2( String lin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Label.getLin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Label.getLine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Labe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